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officeooo:rsid="000f9545" officeooo:paragraph-rsid="000f9545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text-properties officeooo:rsid="000d0fe7" officeooo:paragraph-rsid="000d0fe7"/>
    </style:style>
    <style:style style:name="P6" style:family="paragraph" style:parent-style-name="Title">
      <style:text-properties officeooo:rsid="000d0fe7" officeooo:paragraph-rsid="000d0fe7"/>
    </style:style>
    <style:style style:name="T1" style:family="text">
      <style:text-properties officeooo:rsid="000d0f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IHM</text:p>
      <text:p text:style-name="P5"/>
      <text:p text:style-name="Standard">Groupe 8</text:p>
      <text:p text:style-name="Standard"/>
      <text:p text:style-name="Standard">Projet réalisé par :</text:p>
      <text:p text:style-name="Standard"/>
      <text:p text:style-name="Standard">Romain BOSSY </text:p>
      <text:p text:style-name="Standard">Raphaël DEMOULIN </text:p>
      <text:p text:style-name="Standard">Lancelin FOUSSADIER </text:p>
      <text:p text:style-name="Standard">Julien HOUNY </text:p>
      <text:p text:style-name="Standard">Théo KOEHLER </text:p>
      <text:p text:style-name="Standard">Jules SEBAN </text:p>
      <text:p text:style-name="Standard"/>
      <text:p text:style-name="Standard">Projet encadré par :</text:p>
      <text:p text:style-name="Standard"/>
      <text:p text:style-name="Standard">Guillaume Huard</text:p>
      <text:p text:style-name="Standard">Jean-Marc Vincent</text:p>
      <text:p text:style-name="Standard">Vincent Fagnon</text:p>
      <text:p text:style-name="Standard">Alexandre Demeure </text:p>
      <text:p text:style-name="Standard">Laurence Nigay</text:p>
      <text:p text:style-name="Standard">Vania Marangozova</text:p>
      <text:p text:style-name="P3">Anne Ras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4pt" officeooo:rsid="000d0fe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UFR IM2AG – Université de Grenoble</text:p>
        <text:p text:style-name="MP2">1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9:30:48.784526845</meta:creation-date>
    <dc:date>2023-05-15T09:58:51.904127873</dc:date>
    <meta:editing-duration>PT14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44" meta:character-count="288" meta:non-whitespace-character-count="255"/>
  </office:meta>
</office:document-meta>
</file>